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03H09M35.506051S" calcext:value-type="time">
            <text:p>703:0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/>
          <table:table-cell table:formula="of:=IF([.C142]-[.B142] &gt; 0; [.C142]-[.B1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Wall texture variety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16H24M31.6S" calcext:value-type="time">
            <text:p>16:2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08:08:29.4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6T10:18:58.417000000</dc:date>
    <dc:creator>Benjamin Laws</dc:creator>
    <meta:editing-duration>P30DT2H25M44S</meta:editing-duration>
    <meta:editing-cycles>803</meta:editing-cycles>
    <meta:generator>LibreOffice/7.2.6.2$Windows_X86_64 LibreOffice_project/b0ec3a565991f7569a5a7f5d24fed7f52653d754</meta:generator>
    <meta:document-statistic meta:table-count="2" meta:cell-count="1084" meta:object-count="0"/>
  </office:meta>
</office:document-meta>
</file>